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text-properties officeooo:paragraph-rsid="001e99b9"/>
    </style:style>
    <style:style style:name="P2" style:family="paragraph" style:parent-style-name="Standard" style:list-style-name="L1">
      <style:text-properties officeooo:paragraph-rsid="001e99b9"/>
    </style:style>
    <style:style style:name="P3" style:family="paragraph" style:parent-style-name="Standard" style:list-style-name="L2">
      <style:text-properties officeooo:paragraph-rsid="001e99b9"/>
    </style:style>
    <style:style style:name="P4" style:family="paragraph" style:parent-style-name="Standard" style:list-style-name="L3">
      <style:text-properties officeooo:paragraph-rsid="001e99b9"/>
    </style:style>
    <style:style style:name="P5" style:family="paragraph" style:parent-style-name="Standard" style:list-style-name="L4">
      <style:text-properties officeooo:paragraph-rsid="001e99b9"/>
    </style:style>
    <style:style style:name="P6" style:family="paragraph" style:parent-style-name="Standard" style:list-style-name="L5">
      <style:text-properties officeooo:paragraph-rsid="001e99b9"/>
    </style:style>
    <style:style style:name="P7" style:family="paragraph" style:parent-style-name="Standard" style:list-style-name="L6">
      <style:text-properties officeooo:paragraph-rsid="001e99b9"/>
    </style:style>
    <style:style style:name="P8" style:family="paragraph" style:parent-style-name="Standard" style:list-style-name="L7">
      <style:text-properties officeooo:paragraph-rsid="001e99b9"/>
    </style:style>
    <style:style style:name="P9" style:family="paragraph" style:parent-style-name="Standard" style:list-style-name="L8">
      <style:text-properties officeooo:paragraph-rsid="001e99b9"/>
    </style:style>
    <style:style style:name="P10" style:family="paragraph" style:parent-style-name="Standard" style:list-style-name="L9">
      <style:text-properties officeooo:paragraph-rsid="001e99b9"/>
    </style:style>
    <style:style style:name="P11" style:family="paragraph" style:parent-style-name="Standard" style:list-style-name="L9">
      <style:text-properties fo:font-weight="bold" officeooo:rsid="0019787a" officeooo:paragraph-rsid="001e99b9"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atiana Aramayo</text:span></text:p>
      <text:p text:style-name="P1"><text:span text:style-name="Strong_20_Emphasis"/></text:p>
      <text:p text:style-name="P1">College Station, TX 77845 • (979) 209-9134 • tatiana@aramayo.org • <text:a xlink:type="simple" xlink:href="https://www.linkedin.com/in/tatianaaramayo" office:target-frame-name="_new" xlink:show="replace" text:style-name="Internet_20_link" text:visited-style-name="Visited_20_Internet_20_Link">LinkedIn</text:a> • <text:a xlink:type="simple" xlink:href="https://sites.google.com/aramayo.org/tatiana-aramayo" office:target-frame-name="_new" xlink:show="replace" text:style-name="Internet_20_link" text:visited-style-name="Visited_20_Internet_20_Link">Portfolio</text:a></text:p>
      <text:p text:style-name="P1"/>
      <text:p text:style-name="P1"><text:span text:style-name="Strong_20_Emphasis">OBJECTIVE</text:span></text:p>
      <text:p text:style-name="P1"><text:span text:style-name="Strong_20_Emphasis"/></text:p>
      <text:p text:style-name="P1">Scientifically minded marketing professional with an eye for detail and a passion for clear, impactful communication. Experienced in content writing, digital marketing, event management, technical writing, and editing. Adept at managing multichannel campaigns and collaborating across teams to achieve results. Now seeking to deepen digital marketing expertise and contribute to innovative, strategy-driven campaigns. </text:p>
      <text:p text:style-name="P1"/>
      <text:p text:style-name="P1"><text:span text:style-name="Strong_20_Emphasis">EXPERIENCE</text:span></text:p>
      <text:p text:style-name="P1"><text:span text:style-name="Strong_20_Emphasis"/></text:p>
      <text:p text:style-name="P1"><text:span text:style-name="Strong_20_Emphasis">Marketing Professional – Reynolds &amp; Reynolds, College Station, TX</text:span></text:p>
      <text:p text:style-name="P1"><text:span text:style-name="Emphasis">July 2019 – Present</text:span></text:p>
      <text:list text:style-name="L1">
        <text:list-item>
          <text:p text:style-name="P2">Lead content creator for B2B marketing across multiple industries, producing multichannel campaigns including websites, emails, white papers, advertisements, blogs, social media, and news.</text:p>
        </text:list-item>
        <text:list-item>
          <text:p text:style-name="P2">Collaborate with marketers, designers, sales reps, and web developers to align messaging and branding.</text:p>
        </text:list-item>
        <text:list-item>
          <text:p text:style-name="P2">Analyze campaign performance and ROI, using data to improve engagement and conversions.</text:p>
        </text:list-item>
        <text:list-item>
          <text:p text:style-name="P2">Edit and proofread content across formats for tone, consistency, and clarity.</text:p>
        </text:list-item>
        <text:list-item>
          <text:p text:style-name="P2">Manage inbound customer inquiries and lead data, contributing to streamlined pipeline processes.</text:p>
        </text:list-item>
        <text:list-item>
          <text:p text:style-name="P2">Conduct market research and write reports for internal stakeholders.</text:p>
        </text:list-item>
        <text:list-item>
          <text:p text:style-name="P2">Plan and execute national trade shows and events, managing logistics, budgeting, promotional inventory, and pre-/post-show operations.</text:p>
        </text:list-item>
        <text:list-item>
          <text:p text:style-name="P2">Maintain event collateral for allied brands and support regional and national sales teams.</text:p>
        </text:list-item>
        <text:list-item>
          <text:p text:style-name="P2">Mentor and train new associates in lead management systems and campaign processes.</text:p>
        </text:list-item>
      </text:list>
      <text:p text:style-name="P1"><text:span text:style-name="Strong_20_Emphasis"/></text:p>
      <text:p text:style-name="P1"><text:span text:style-name="Strong_20_Emphasis">Freelance Copy Editor – Self-Employed, College Station, TX</text:span></text:p>
      <text:p text:style-name="P1"><text:span text:style-name="Emphasis">May 2015 – July 2019</text:span></text:p>
      <text:list text:style-name="L2">
        <text:list-item>
          <text:p text:style-name="P3">Edited academic theses, dissertations, and journal articles for grammar, structure, and clarity.</text:p>
        </text:list-item>
        <text:list-item>
          <text:p text:style-name="P3">Formatted documents to meet strict academic publishing standards.</text:p>
        </text:list-item>
        <text:list-item>
          <text:p text:style-name="P3">Collaborated closely with clients to improve flow and accuracy.</text:p>
        </text:list-item>
      </text:list>
      <text:p text:style-name="P1"><text:span text:style-name="Strong_20_Emphasis"/></text:p>
      <text:p text:style-name="P1"><text:span text:style-name="Strong_20_Emphasis">Transcriber – REV, College Station, TX</text:span></text:p>
      <text:p text:style-name="P1"><text:span text:style-name="Emphasis">February 2018 – May 2019</text:span></text:p>
      <text:list text:style-name="L3">
        <text:list-item>
          <text:p text:style-name="P4">Transcribed audio and video content accurately and on deadline.</text:p>
        </text:list-item>
        <text:list-item>
          <text:p text:style-name="P4">Improved accessibility and clarity for end users.</text:p>
          <text:list>
            <text:list-item>
              <text:list>
                <text:list-header>
                  <text:p text:style-name="P4"><text:span text:style-name="Strong_20_Emphasis"/></text:p>
                </text:list-header>
              </text:list>
            </text:list-item>
          </text:list>
        </text:list-item>
      </text:list>
      <text:p text:style-name="P1"><text:span text:style-name="Strong_20_Emphasis">Blogger – Verblio, College Station, TX</text:span></text:p>
      <text:p text:style-name="P1"><text:span text:style-name="Emphasis">May 2018 – September 2018</text:span></text:p>
      <text:list text:style-name="L4">
        <text:list-item>
          <text:p text:style-name="P5">Created blog posts for a wide variety of clients and industries.</text:p>
        </text:list-item>
        <text:list-item>
          <text:p text:style-name="P5">Conducted research and applied SEO best practices.</text:p>
        </text:list-item>
      </text:list>
      <text:p text:style-name="P1"><text:span text:style-name="Strong_20_Emphasis"/></text:p>
      <text:p text:style-name="P1"><text:span text:style-name="Strong_20_Emphasis">Editor &amp; Writer – Department of Agricultural Leadership, Education, and Communications</text:span></text:p>
      <text:p text:style-name="P1"><text:span text:style-name="Emphasis">May 2015 – August 2015</text:span></text:p>
      <text:list text:style-name="L5">
        <text:list-item>
          <text:p text:style-name="P6"><text:soft-page-break/>Edited and revised academic articles and reports.</text:p>
        </text:list-item>
        <text:list-item>
          <text:p text:style-name="P6">Wrote accessible content on Agricultural and Life Sciences impact for general audiences.</text:p>
        </text:list-item>
        <text:list-item>
          <text:p text:style-name="P6">Collaborated with a small team to manage content and deadlines.</text:p>
        </text:list-item>
      </text:list>
      <text:p text:style-name="P1"><text:span text:style-name="Strong_20_Emphasis"/></text:p>
      <text:p text:style-name="P1"><text:span text:style-name="Strong_20_Emphasis">Program Book Designer – AggieCon, College Station, TX</text:span></text:p>
      <text:p text:style-name="P1"><text:span text:style-name="Emphasis">November 2014 – April 2015</text:span></text:p>
      <text:list text:style-name="L6">
        <text:list-item>
          <text:p text:style-name="P7">Designed and laid out the program book for a 400-attendee comic convention.</text:p>
        </text:list-item>
        <text:list-item>
          <text:p text:style-name="P7">Created event schedules and coordinated with team leads.</text:p>
          <text:p text:style-name="P7"/>
        </text:list-item>
      </text:list>
      <text:p text:style-name="P1"><text:span text:style-name="Strong_20_Emphasis">EDUCATION</text:span></text:p>
      <text:p text:style-name="P1"><text:span text:style-name="Strong_20_Emphasis"/></text:p>
      <text:p text:style-name="P1"><text:span text:style-name="Strong_20_Emphasis">Bachelor of Science in Biology</text:span><text:line-break/>Texas A&amp;M University, College Station, TX<text:line-break/><text:span text:style-name="Emphasis">August 2014 – August 2017</text:span></text:p>
      <text:p text:style-name="P1"/>
      <text:p text:style-name="P1"><text:span text:style-name="Strong_20_Emphasis">CERTIFICATIONS</text:span></text:p>
      <text:p text:style-name="P1"/>
      <text:list text:style-name="L7">
        <text:list-item>
          <text:p text:style-name="P8">Certified Digital Marketing Professional – Digital Marketing Institute &amp; American Marketing Association (June 2022)</text:p>
        </text:list-item>
        <text:list-item>
          <text:p text:style-name="P8">Google Digital Marketing &amp; E-Commerce Certificate – Coursera (December 2022)</text:p>
        </text:list-item>
        <text:list-item>
          <text:p text:style-name="P8">HubSpot Marketing Software Certificate – HubSpot Academy (April 2023 – May 2024)</text:p>
          <text:p text:style-name="P8"/>
        </text:list-item>
      </text:list>
      <text:p text:style-name="P1"><text:span text:style-name="Strong_20_Emphasis">PUBLICATIONS</text:span></text:p>
      <text:p text:style-name="P1"/>
      <text:list text:style-name="L8">
        <text:list-item>
          <text:p text:style-name="P9">Aramayo, Tatiana. (2018). “Book Review: <text:span text:style-name="Emphasis">Deadliest Enemy</text:span>.” <text:span text:style-name="Emphasis">Science Editor</text:span>, 2:41.<text:line-break/><text:a xlink:type="simple" xlink:href="https://www.csescienceeditor.org/article/book-review-deadliest-enemy/" office:target-frame-name="_new" xlink:show="replace" text:style-name="Internet_20_link" text:visited-style-name="Visited_20_Internet_20_Link">https://www.csescienceeditor.org/article/book-review-deadliest-enemy/</text:a></text:p>
        </text:list-item>
      </text:list>
      <text:p text:style-name="P1"/>
      <text:p text:style-name="P1"><text:span text:style-name="Strong_20_Emphasis">TECHNICAL SKILLS</text:span></text:p>
      <text:p text:style-name="P1"><text:span text:style-name="Strong_20_Emphasis"/></text:p>
      <text:list text:style-name="L9">
        <text:list-item>
          <text:p text:style-name="P10"><text:span text:style-name="Strong_20_Emphasis">Software &amp; Tools:</text:span> Microsoft Office, Google Docs, Adobe Acrobat, Adobe Creative Suite</text:p>
        </text:list-item>
        <text:list-item>
          <text:p text:style-name="P11">Project Management: <text:span text:style-name="T1">Asana, Circa, EZOffice</text:span></text:p>
        </text:list-item>
        <text:list-item>
          <text:p text:style-name="P10"><text:span text:style-name="Strong_20_Emphasis">Digital Marketing:</text:span> CRM, HubSpot, Mailchimp, NakedLime, Email Campaigns, SEO</text:p>
        </text:list-item>
        <text:list-item>
          <text:p text:style-name="P10"><text:span text:style-name="Strong_20_Emphasis">Marketing:</text:span> Content Creation, Copywriting, Editing, Market Research, Competitor Research</text:p>
        </text:list-item>
        <text:list-item>
          <text:p text:style-name="P10"><text:span text:style-name="Strong_20_Emphasis">Social Media:</text:span> Hootsuite, Canva, Twitter, Facebook, Instagram</text:p>
        </text:list-item>
        <text:list-item>
          <text:p text:style-name="P10"><text:span text:style-name="Strong_20_Emphasis">Web Content Management:</text:span> WordPress, Drupal, Google Sites, HTML</text:p>
        </text:list-item>
        <text:list-item>
          <text:p text:style-name="P10"><text:span text:style-name="Strong_20_Emphasis">Analytics &amp; Reporting:</text:span> Google Analytics, Google Ads, Excel, Google Sheets, Galaxy</text:p>
        </text:list-item>
      </text:list>
      <text:p text:style-name="P1"/>
      <text:p text:style-name="P1"><text:span text:style-name="Strong_20_Emphasis">SOFT SKILLS</text:span></text:p>
      <text:p text:style-name="P1"/>
      <text:p text:style-name="P1">Critical Thinking • Initiative • Team Collaboration • Multi-tasking • Adaptability • Quick Learning • Research-Oriente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3T14:48:14.575590000</meta:creation-date>
    <meta:print-date>2025-07-13T14:49:15.343641000</meta:print-date>
    <meta:printed-by>PDF files</meta:printed-by>
    <dc:date>2025-07-13T14:49:43.575172000</dc:date>
    <meta:editing-duration>PT28S</meta:editing-duration>
    <meta:editing-cycles>1</meta:editing-cycles>
    <meta:document-statistic meta:table-count="0" meta:image-count="0" meta:object-count="0" meta:page-count="2" meta:paragraph-count="59" meta:word-count="546" meta:character-count="3942" meta:non-whitespace-character-count="3469"/>
    <meta:generator>LibreOffice/25.2.4.3$MacOSX_AARCH64 LibreOffice_project/33e196637044ead23f5c3226cde09b47731f7e27</meta:generator>
  </office:meta>
</office:document-meta>
</file>